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Text_20_body" style:list-style-name="">
      <style:paragraph-properties fo:line-height="100%">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list-style-name="">
      <style:paragraph-properties fo:line-height="100%" fo:break-before="page">
        <style:tab-stops/>
      </style:paragraph-properties>
    </style:style>
    <style:style style:name="P18" style:family="paragraph" style:parent-style-name="Heading_20_2">
      <style:paragraph-properties fo:break-before="page"/>
    </style:style>
    <style:style style:name="P19"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3</text:p>
      <text:p text:style-name="P6">Native Microsoft Outlook Configuration Guide</text:p>
      <text:p text:style-name="P2"/>
      <text:p text:style-name="P11">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3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5"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3</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8"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35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8"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aeb6c6e374c725f1249d84119e6cc1b7ce8d1f1a </text:p>
      <text:p text:style-name="Code"><text:bookmark text:name="line-6-4"/>mtn --db=~/db.mtn checkout --branch ca.inverse.sope SOPE --revision 5e022ac12ab82d4c599ad00309b89f598637ada8</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7"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4" text:outline-level="1">The newly created user can now use Microsoft Outlook.</text:h>
      <text:h text:style-name="P1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7"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tab/>You cannot have access to shared resources (calendars and address books) nor can you share your resources from Microsoft Outlook.</text:p>
      <text:p text:style-name="List"><text:soft-page-break/><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274</meta:editing-cycles>
    <meta:editing-duration>P1DT7H25M12S</meta:editing-duration>
    <dc:date>2011-10-26T10:42:53</dc:date>
    <meta:document-statistic meta:table-count="0" meta:image-count="2" meta:object-count="0" meta:page-count="19" meta:paragraph-count="280" meta:word-count="2511" meta:character-count="18450" meta:non-whitespace-character-count="15398"/>
    <meta:user-defined meta:name="Info 1"/>
    <meta:user-defined meta:name="Info 2"/>
    <meta:user-defined meta:name="Info 3"/>
    <meta:user-defined meta:name="Info 4"/>
  </office:meta>
</office:document-meta>
</file>